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200000320ED709CC7BDEC9AD3.png" manifest:media-type="image/png"/>
  <manifest:file-entry manifest:full-path="Pictures/100002010000020900000140DCE27F08766ED453.png" manifest:media-type="image/png"/>
  <manifest:file-entry manifest:full-path="Pictures/100002010000012C0000009FC21B491BD02EDF54.png" manifest:media-type="image/png"/>
  <manifest:file-entry manifest:full-path="Pictures/10000201000002AD000001D85CC4B356702D1C0F.png" manifest:media-type="image/png"/>
  <manifest:file-entry manifest:full-path="Pictures/10000201000003E800000412DE62F2E71AC605E6.png" manifest:media-type="image/png"/>
  <manifest:file-entry manifest:full-path="Pictures/10000201000000C8000000C805AEAB4B39621A7F.png" manifest:media-type="image/png"/>
  <manifest:file-entry manifest:full-path="Pictures/10000000000005000000040079ABD9A695889E22.png" manifest:media-type="image/png"/>
  <manifest:file-entry manifest:full-path="Pictures/10000201000003E8000003E8DCB1B45414C73F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s3modII-title">
      <style:graphic-properties draw:auto-grow-height="true" fo:min-height="3.506cm" draw:shadow="visible"/>
    </style:style>
    <style:style style:name="pr2" style:family="presentation" style:parent-style-name="cs3modII-subtitle">
      <style:graphic-properties draw:fill-color="#ffffff" draw:auto-grow-height="true" fo:min-height="12.18cm"/>
    </style:style>
    <style:style style:name="pr3" style:family="presentation" style:parent-style-name="cs3modII-notes">
      <style:graphic-properties draw:fill-color="#ffffff" draw:auto-grow-height="true" fo:min-height="13.364cm"/>
    </style:style>
    <style:style style:name="pr4" style:family="presentation" style:parent-style-name="cs3modII-title">
      <style:graphic-properties fo:min-height="3.506cm"/>
    </style:style>
    <style:style style:name="pr5" style:family="presentation" style:parent-style-name="cs3modII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s3modII" presentation:presentation-page-layout-name="AL1T0">
        <draw:frame draw:style-name="gr1" draw:text-style-name="P1" draw:layer="layout" svg:width="10.551cm" svg:height="10.995cm" svg:x="17.2cm" svg:y="10.004cm">
          <draw:image xlink:href="Pictures/10000201000003E800000412DE62F2E71AC605E6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4.894cm" presentation:class="title" presentation:user-transformed="true">
          <draw:text-box>
            <text:p text:style-name="P2"><text:span text:style-name="T1">SpentBook</text:span></text:p>
          </draw:text-box>
        </draw:frame>
        <draw:frame presentation:style-name="pr2" draw:text-style-name="P3" draw:layer="layout" svg:width="25.199cm" svg:height="12.18cm" svg:x="1.4cm" svg:y="4cm" presentation:class="subtitle" presentation:user-transformed="true">
          <draw:text-box>
            <text:p>Gerenciador Financeiro Pessoal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s3modII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draw:style-name="gr1" draw:text-style-name="P1" draw:layer="layout" svg:width="8.395cm" svg:height="8.395cm" svg:x="10cm" svg:y="6.605cm">
          <draw:image xlink:href="Pictures/10000201000000C8000000C805AEAB4B39621A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s3modII" presentation:presentation-page-layout-name="AL2T1">
        <draw:frame presentation:style-name="pr4" draw:layer="layout" svg:width="25.199cm" svg:height="3.506cm" svg:x="1.4cm" svg:y="0.837cm" presentation:class="title">
          <draw:text-box>
            <text:p>Termo de Abertura</text:p>
          </draw:text-box>
        </draw:frame>
        <draw:frame draw:style-name="gr1" draw:text-style-name="P1" draw:layer="layout" svg:width="12.4cm" svg:height="12.4cm" svg:x="8.2cm" svg:y="6cm">
          <draw:image xlink:href="Pictures/10000201000003E8000003E8DCB1B45414C73F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s3modII" presentation:presentation-page-layout-name="AL2T1">
        <draw:frame presentation:style-name="pr4" draw:layer="layout" svg:width="25.199cm" svg:height="3.506cm" svg:x="1.4cm" svg:y="0.837cm" presentation:class="title">
          <draw:text-box>
            <text:p>Planejamento</text:p>
          </draw:text-box>
        </draw:frame>
        <draw:frame draw:style-name="gr1" draw:text-style-name="P1" draw:layer="layout" svg:width="16.799cm" svg:height="11.573cm" svg:x="5cm" svg:y="6.027cm">
          <draw:image xlink:href="Pictures/10000201000002AD000001D85CC4B356702D1C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s3modII" presentation:presentation-page-layout-name="AL2T1">
        <draw:frame draw:style-name="gr1" draw:text-style-name="P1" draw:layer="layout" svg:width="15.474cm" svg:height="8.2cm" svg:x="7cm" svg:y="5.4cm">
          <draw:image xlink:href="Pictures/100002010000012C0000009FC21B491BD02EDF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s3modII" presentation:presentation-page-layout-name="AL2T1">
        <draw:frame presentation:style-name="pr4" draw:layer="layout" svg:width="25.199cm" svg:height="3.506cm" svg:x="1.4cm" svg:y="0.837cm" presentation:class="title">
          <draw:text-box>
            <text:p>Escopo</text:p>
          </draw:text-box>
        </draw:frame>
        <draw:frame draw:style-name="gr1" draw:text-style-name="P1" draw:layer="layout" svg:width="13.784cm" svg:height="8.466cm" svg:x="6.416cm" svg:y="7.6cm">
          <draw:image xlink:href="Pictures/100002010000020900000140DCE27F08766ED4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s3modII" presentation:presentation-page-layout-name="AL2T1">
        <draw:frame presentation:style-name="pr4" draw:layer="layout" svg:width="25.199cm" svg:height="3.506cm" svg:x="1.201cm" svg:y="0.2cm" presentation:class="title" presentation:user-transformed="true">
          <draw:text-box>
            <text:p>Sistema</text:p>
          </draw:text-box>
        </draw:frame>
        <draw:frame draw:style-name="gr1" draw:text-style-name="P1" draw:layer="layout" svg:width="27.999cm" svg:height="17.919cm" svg:x="0cm" svg:y="3.1cm">
          <draw:image xlink:href="Pictures/10000201000004E200000320ED709CC7BDEC9A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CS3_5f_by_5f_prophetman_5f_modified_5f_II_5f_by_5f_martadl" draw:display-name="CS3_by_prophetman_modified_II_by_martadl" xlink:href="Pictures/10000000000005000000040079ABD9A695889E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187cm" fo:margin-bottom="0.187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Título_20_1" style:display-name="Título 1" style:family="graphic">
      <style:paragraph-properties fo:margin-top="0.746cm" fo:margin-bottom="0.374cm" fo:text-align="justify" style:text-autospace="none"/>
      <style:text-properties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ítulo_20_2" style:display-name="Título 2" style:family="graphic">
      <style:paragraph-properties fo:margin-top="0.746cm" fo:margin-bottom="0cm" fo:text-align="justify" style:text-autospace="none"/>
      <style:text-properties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top="0.746cm" fo:margin-bottom="0cm" fo:text-align="justify"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top="0.746cm" fo:margin-bottom="0cm" fo:text-align="justify"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 style:font-size-asian="10pt" style:language-asian="ar" style:country-asian="SA"/>
    </style:style>
    <style:style style:name="Título_20_5" style:display-name="Título 5" style:family="graphic">
      <style:paragraph-properties fo:margin-top="0.746cm" fo:margin-bottom="0cm" fo:text-align="justify"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 style:font-size-asian="10pt" style:language-asian="ar" style:country-asian="SA"/>
    </style:style>
    <style:style style:name="Título_20_6" style:display-name="Título 6" style:family="graphic">
      <style:paragraph-properties fo:margin-top="0.746cm" fo:margin-bottom="0cm" fo:text-align="justify"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0pt" style:language-asian="ar" style:country-asian="SA"/>
    </style:style>
    <style:style style:name="Título_20_7" style:display-name="Título 7" style:family="graphic">
      <style:paragraph-properties fo:margin-top="0.746cm" fo:margin-bottom="0cm" fo:text-align="justify"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0pt" style:language-asian="ar" style:country-asian="SA"/>
    </style:style>
    <style:style style:name="Título_20_8" style:display-name="Título 8" style:family="graphic">
      <style:paragraph-properties fo:margin-top="0.746cm" fo:margin-bottom="0cm" fo:text-align="justify" style:text-autospace="none"/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language-asian="ar" style:country-asian="SA"/>
    </style:style>
    <style:style style:name="Título_20_9" style:display-name="Título 9" style:family="graphic">
      <style:paragraph-properties fo:margin-top="0.746cm" fo:margin-bottom="0cm" fo:text-align="justify" style:text-autospace="none"/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language-asian="ar" style:country-asian="SA"/>
    </style:style>
    <style:style style:name="WW_5f_CharLFO51LVL9" style:display-name="WW_CharLFO51LVL9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51LVL8" style:display-name="WW_CharLFO51LVL8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51LVL7" style:display-name="WW_CharLFO51LVL7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51LVL6" style:display-name="WW_CharLFO51LVL6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51LVL5" style:display-name="WW_CharLFO51LVL5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51LVL4" style:display-name="WW_CharLFO51LVL4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51LVL3" style:display-name="WW_CharLFO51LVL3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51LVL2" style:display-name="WW_CharLFO51LVL2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51LVL1" style:display-name="WW_CharLFO51LVL1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50LVL9" style:display-name="WW_CharLFO50LVL9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50LVL8" style:display-name="WW_CharLFO50LVL8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50LVL7" style:display-name="WW_CharLFO50LVL7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50LVL6" style:display-name="WW_CharLFO50LVL6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50LVL5" style:display-name="WW_CharLFO50LVL5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50LVL4" style:display-name="WW_CharLFO50LVL4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50LVL3" style:display-name="WW_CharLFO50LVL3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50LVL2" style:display-name="WW_CharLFO50LVL2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50LVL1" style:display-name="WW_CharLFO50LVL1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49LVL9" style:display-name="WW_CharLFO49LVL9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9LVL8" style:display-name="WW_CharLFO49LVL8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9LVL7" style:display-name="WW_CharLFO49LVL7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9LVL6" style:display-name="WW_CharLFO49LVL6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9LVL5" style:display-name="WW_CharLFO49LVL5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9LVL4" style:display-name="WW_CharLFO49LVL4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9LVL3" style:display-name="WW_CharLFO49LVL3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9LVL2" style:display-name="WW_CharLFO49LVL2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9LVL1" style:display-name="WW_CharLFO49LVL1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48LVL9" style:display-name="WW_CharLFO48LVL9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8LVL8" style:display-name="WW_CharLFO48LVL8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8LVL7" style:display-name="WW_CharLFO48LVL7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8LVL6" style:display-name="WW_CharLFO48LVL6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8LVL5" style:display-name="WW_CharLFO48LVL5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8LVL4" style:display-name="WW_CharLFO48LVL4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8LVL3" style:display-name="WW_CharLFO48LVL3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8LVL2" style:display-name="WW_CharLFO48LVL2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8LVL1" style:display-name="WW_CharLFO48LVL1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47LVL9" style:display-name="WW_CharLFO47LVL9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7LVL8" style:display-name="WW_CharLFO47LVL8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7LVL7" style:display-name="WW_CharLFO47LVL7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7LVL6" style:display-name="WW_CharLFO47LVL6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7LVL5" style:display-name="WW_CharLFO47LVL5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7LVL4" style:display-name="WW_CharLFO47LVL4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7LVL3" style:display-name="WW_CharLFO47LVL3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7LVL2" style:display-name="WW_CharLFO47LVL2" style:family="graphic">
      <style:paragraph-properties style:text-autospace="none"/>
      <style:text-properties style:font-name="StarSymbol" fo:font-family="StarSymbol, 'Arial Unicode MS'" style:font-charset="x-symbol" style:font-name-asian="OpenSymbol" style:font-family-asian="OpenSymbol, 'Arial Unicode MS'" style:font-charset-asian="x-symbol"/>
    </style:style>
    <style:style style:name="WW_5f_CharLFO47LVL1" style:display-name="WW_CharLFO47LVL1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OUTLINELVL3" style:display-name="WW_CharOUTLINELVL3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WW_5f_CharLFO45LVL3" style:display-name="WW_CharLFO45LVL3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WW_5f_CharLFO44LVL9" style:display-name="WW_CharLFO44LVL9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_5f_CharLFO44LVL8" style:display-name="WW_CharLFO44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4LVL7" style:display-name="WW_CharLFO44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44LVL6" style:display-name="WW_CharLFO44LVL6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_5f_CharLFO44LVL5" style:display-name="WW_CharLFO44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4LVL4" style:display-name="WW_CharLFO44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44LVL3" style:display-name="WW_CharLFO44LVL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_5f_CharLFO44LVL2" style:display-name="WW_CharLFO44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4LVL1" style:display-name="WW_CharLFO4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41LVL1" style:display-name="WW_CharLFO41LVL1" style:family="graphic">
      <style:paragraph-properties style:text-autospace="none"/>
      <style:text-properties style:font-name="Arial1" fo:font-family="Arial" style:font-family-generic="swiss" style:font-pitch="variable" fo:font-size="12pt" style:font-name-asian="Arial1" style:font-family-asian="Arial" style:font-family-generic-asian="swiss" style:font-pitch-asian="variable"/>
    </style:style>
    <style:style style:name="WW_5f_CharLFO40LVL9" style:display-name="WW_CharLFO40LVL9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_5f_CharLFO40LVL8" style:display-name="WW_CharLFO40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0LVL7" style:display-name="WW_CharLFO40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40LVL6" style:display-name="WW_CharLFO40LVL6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_5f_CharLFO40LVL5" style:display-name="WW_CharLFO40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0LVL4" style:display-name="WW_CharLFO40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40LVL3" style:display-name="WW_CharLFO40LVL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_5f_CharLFO40LVL2" style:display-name="WW_CharLFO40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40LVL1" style:display-name="WW_CharLFO4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35LVL9" style:display-name="WW_CharLFO35LVL9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_5f_CharLFO35LVL8" style:display-name="WW_CharLFO35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35LVL7" style:display-name="WW_CharLFO35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35LVL6" style:display-name="WW_CharLFO35LVL6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_5f_CharLFO35LVL5" style:display-name="WW_CharLFO35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35LVL4" style:display-name="WW_CharLFO35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35LVL3" style:display-name="WW_CharLFO35LVL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_5f_CharLFO35LVL2" style:display-name="WW_CharLFO35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35LVL1" style:display-name="WW_CharLFO3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30LVL9" style:display-name="WW_CharLFO30LVL9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_5f_CharLFO30LVL8" style:display-name="WW_CharLFO30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30LVL7" style:display-name="WW_CharLFO30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30LVL6" style:display-name="WW_CharLFO30LVL6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_5f_CharLFO30LVL5" style:display-name="WW_CharLFO30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30LVL4" style:display-name="WW_CharLFO30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30LVL3" style:display-name="WW_CharLFO30LVL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_5f_CharLFO30LVL2" style:display-name="WW_CharLFO30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30LVL1" style:display-name="WW_CharLFO3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28LVL1" style:display-name="WW_CharLFO28LVL1" style:family="graphic">
      <style:paragraph-properties style:text-autospace="none"/>
      <style:text-properties style:font-name="Arial1" fo:font-family="Arial" style:font-family-generic="swiss" style:font-pitch="variable" fo:font-size="12pt" style:font-name-asian="Arial1" style:font-family-asian="Arial" style:font-family-generic-asian="swiss" style:font-pitch-asian="variable"/>
    </style:style>
    <style:style style:name="WW_5f_CharLFO27LVL9" style:display-name="WW_CharLFO27LVL9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_5f_CharLFO27LVL8" style:display-name="WW_CharLFO27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27LVL7" style:display-name="WW_CharLFO27LVL7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27LVL6" style:display-name="WW_CharLFO27LVL6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_5f_CharLFO27LVL5" style:display-name="WW_CharLFO27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27LVL4" style:display-name="WW_CharLFO27LVL4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27LVL3" style:display-name="WW_CharLFO27LVL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_5f_CharLFO27LVL2" style:display-name="WW_CharLFO27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27LVL1" style:display-name="WW_CharLFO2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26LVL3" style:display-name="WW_CharLFO26LVL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24LVL1" style:display-name="WW_CharLFO2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23LVL1" style:display-name="WW_CharLFO23LVL1" style:family="graphic">
      <style:paragraph-properties style:text-autospace="none"/>
      <style:text-properties style:font-name="Arial1" fo:font-family="Arial" style:font-family-generic="swiss" style:font-pitch="variable" fo:font-style="normal" fo:font-weight="bold" style:font-name-asian="Arial1" style:font-family-asian="Arial" style:font-family-generic-asian="swiss" style:font-pitch-asian="variable" style:font-style-asian="normal" style:font-weight-asian="bold" style:font-style-complex="normal" style:font-weight-complex="bold"/>
    </style:style>
    <style:style style:name="WW_5f_CharLFO20LVL3" style:display-name="WW_CharLFO20LVL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18LVL2" style:display-name="WW_CharLFO18LVL2" style:family="graphic">
      <style:paragraph-properties style:text-autospace="none"/>
      <style:text-properties style:font-name="Arial1" fo:font-family="Arial" style:font-family-generic="swiss" style:font-pitch="variable" fo:font-style="normal" fo:font-weight="bold" style:font-name-asian="Arial1" style:font-family-asian="Arial" style:font-family-generic-asian="swiss" style:font-pitch-asian="variable" style:font-style-asian="normal" style:font-weight-asian="bold" style:font-style-complex="normal" style:font-weight-complex="bold"/>
    </style:style>
    <style:style style:name="WW_5f_CharLFO18LVL1" style:display-name="WW_CharLFO1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15LVL3" style:display-name="WW_CharLFO15LVL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15LVL2" style:display-name="WW_CharLFO15LVL2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_5f_CharLFO5LVL9" style:display-name="WW_CharLFO5LVL9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charset-asian="x-symbol" style:font-size-asian="9pt"/>
    </style:style>
    <style:style style:name="WW_5f_CharLFO5LVL8" style:display-name="WW_CharLFO5LVL8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charset-asian="x-symbol" style:font-size-asian="9pt"/>
    </style:style>
    <style:style style:name="WW_5f_CharLFO5LVL7" style:display-name="WW_CharLFO5LVL7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charset-asian="x-symbol" style:font-size-asian="9pt"/>
    </style:style>
    <style:style style:name="WW_5f_CharLFO5LVL6" style:display-name="WW_CharLFO5LVL6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charset-asian="x-symbol" style:font-size-asian="9pt"/>
    </style:style>
    <style:style style:name="WW_5f_CharLFO5LVL5" style:display-name="WW_CharLFO5LVL5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charset-asian="x-symbol" style:font-size-asian="9pt"/>
    </style:style>
    <style:style style:name="WW_5f_CharLFO5LVL4" style:display-name="WW_CharLFO5LVL4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charset-asian="x-symbol" style:font-size-asian="9pt"/>
    </style:style>
    <style:style style:name="WW_5f_CharLFO5LVL3" style:display-name="WW_CharLFO5LVL3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charset-asian="x-symbol" style:font-size-asian="9pt"/>
    </style:style>
    <style:style style:name="WW_5f_CharLFO5LVL2" style:display-name="WW_CharLFO5LVL2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charset-asian="x-symbol" style:font-size-asian="9pt"/>
    </style:style>
    <style:style style:name="WW_5f_CharLFO5LVL1" style:display-name="WW_CharLFO5LVL1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charset-asian="x-symbol" style:font-size-asian="9pt"/>
    </style:style>
    <style:style style:name="WW_5f_CharLFO4LVL1" style:display-name="WW_CharLFO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itação_20_Intensa_20_Char" style:display-name="Citação Intensa Char" style:family="graphic">
      <style:paragraph-properties style:text-autospace="none"/>
      <style:text-properties fo:color="#4f81b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Ênfase_20_Sutil" style:display-name="Ênfase Sutil" style:family="graphic">
      <style:paragraph-properties style:text-autospace="none"/>
      <style:text-properties fo:color="#808080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weight-asian="normal" style:font-style-complex="italic"/>
    </style:style>
    <style:style style:name="Texto_20_de_20_nota_20_de_20_rodapé_20_Char" style:display-name="Texto de nota de rodapé Char" style:family="graphic">
      <style:paragraph-properties style:text-autospace="non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Máquina_20_de_20_escrever_20_HTML" style:display-name="Máquina de escrever HTML" style:family="graphic">
      <style:paragraph-properties style:text-autospace="none"/>
      <style:text-properties style:font-name="Arial Unicode MS" fo:font-family="'Arial Unicode MS'" style:font-family-generic="swiss" style:font-pitch="variable" fo:font-size="10pt" style:font-name-asian="Courier New" style:font-family-asian="'Courier New'" style:font-family-generic-asian="modern" style:font-pitch-asian="fixed" style:font-size-asian="10pt"/>
    </style:style>
    <style:style style:name="Link_20_da_20_internet_20_visitado" style:display-name="Link da internet visitado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Char_20_Char" style:display-name="Char Char" style:family="graphic">
      <style:paragraph-properties style:text-autospace="none"/>
      <style:text-properties style:font-name="Arial1" fo:font-family="Arial" style:font-family-generic="swiss" style:font-pitch="variable" fo:font-size="13pt" fo:language="pt" fo:country="BR" fo:font-weight="bold" style:font-name-asian="Arial1" style:font-family-asian="Arial" style:font-family-generic-asian="swiss" style:font-pitch-asian="variable" style:language-asian="ar" style:country-asian="SA" style:font-weight-asian="bold" style:font-weight-complex="bold"/>
    </style:style>
    <style:style style:name="Help_20_Text" style:display-name="Help Text" style:family="graphic">
      <style:paragraph-properties style:text-autospace="none"/>
      <style:text-properties fo:color="#ff0000" fo:font-style="italic" style:font-style-asian="italic" style:font-style-complex="italic"/>
    </style:style>
    <style:style style:name="Ref._20_de_20_comentário" style:display-name="Ref. de comentário" style:family="graphic">
      <style:paragraph-properties style:text-autospace="none"/>
      <style:text-properties fo:font-size="8pt" style:font-size-asian="8pt" style:font-size-complex="8pt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44z2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WW8Num44z0" style:family="graphic">
      <style:paragraph-properties style:text-autospace="none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2z8" style:family="graphic">
      <style:paragraph-properties style:text-autospace="none"/>
    </style:style>
    <style:style style:name="WW8Num42z7" style:family="graphic">
      <style:paragraph-properties style:text-autospace="none"/>
    </style:style>
    <style:style style:name="WW8Num42z6" style:family="graphic">
      <style:paragraph-properties style:text-autospace="none"/>
    </style:style>
    <style:style style:name="WW8Num42z5" style:family="graphic">
      <style:paragraph-properties style:text-autospace="none"/>
    </style:style>
    <style:style style:name="WW8Num42z4" style:family="graphic">
      <style:paragraph-properties style:text-autospace="none"/>
    </style:style>
    <style:style style:name="WW8Num42z3" style:family="graphic">
      <style:paragraph-properties style:text-autospace="none"/>
    </style:style>
    <style:style style:name="WW8Num42z2" style:family="graphic">
      <style:paragraph-properties style:text-autospace="none"/>
    </style:style>
    <style:style style:name="WW8Num42z1" style:family="graphic">
      <style:paragraph-properties style:text-autospace="none"/>
    </style:style>
    <style:style style:name="WW8Num42z0" style:family="graphic">
      <style:paragraph-properties style:text-autospace="none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1" style:family="graphic">
      <style:paragraph-properties style:text-autospace="none"/>
    </style:style>
    <style:style style:name="WW8Num40z0" style:family="graphic">
      <style:paragraph-properties style:text-autospace="none"/>
      <style:text-properties style:font-name="Arial1" fo:font-family="Arial" style:font-family-generic="swiss" style:font-pitch="variable" fo:font-size="12pt" style:font-name-asian="Arial1" style:font-family-asian="Arial" style:font-family-generic-asian="swiss" style:font-pitch-asian="variable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8" style:family="graphic">
      <style:paragraph-properties style:text-autospace="none"/>
    </style:style>
    <style:style style:name="WW8Num35z7" style:family="graphic">
      <style:paragraph-properties style:text-autospace="none"/>
    </style:style>
    <style:style style:name="WW8Num35z6" style:family="graphic">
      <style:paragraph-properties style:text-autospace="none"/>
    </style:style>
    <style:style style:name="WW8Num35z5" style:family="graphic">
      <style:paragraph-properties style:text-autospace="none"/>
    </style:style>
    <style:style style:name="WW8Num35z4" style:family="graphic">
      <style:paragraph-properties style:text-autospace="none"/>
    </style:style>
    <style:style style:name="WW8Num35z3" style:family="graphic">
      <style:paragraph-properties style:text-autospace="none"/>
    </style:style>
    <style:style style:name="WW8Num35z2" style:family="graphic">
      <style:paragraph-properties style:text-autospace="none"/>
    </style:style>
    <style:style style:name="WW8Num35z1" style:family="graphic">
      <style:paragraph-properties style:text-autospace="none"/>
    </style:style>
    <style:style style:name="WW8Num35z0" style:family="graphic">
      <style:paragraph-properties style:text-autospace="none"/>
    </style:style>
    <style:style style:name="WW8Num3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3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  <style:text-properties style:font-name="Arial1" fo:font-family="Arial" style:font-family-generic="swiss" style:font-pitch="variable" fo:font-size="12pt" style:font-name-asian="Arial1" style:font-family-asian="Arial" style:font-family-generic-asian="swiss" style:font-pitch-asian="variable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5z8" style:family="graphic">
      <style:paragraph-properties style:text-autospace="none"/>
    </style:style>
    <style:style style:name="WW8Num25z7" style:family="graphic">
      <style:paragraph-properties style:text-autospace="none"/>
    </style:style>
    <style:style style:name="WW8Num25z6" style:family="graphic">
      <style:paragraph-properties style:text-autospace="none"/>
    </style:style>
    <style:style style:name="WW8Num25z5" style:family="graphic">
      <style:paragraph-properties style:text-autospace="none"/>
    </style:style>
    <style:style style:name="WW8Num25z4" style:family="graphic">
      <style:paragraph-properties style:text-autospace="none"/>
    </style:style>
    <style:style style:name="WW8Num25z3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5z1" style:family="graphic">
      <style:paragraph-properties style:text-autospace="none"/>
    </style:style>
    <style:style style:name="WW8Num25z0" style:family="graphic">
      <style:paragraph-properties style:text-autospace="non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  <style:text-properties style:font-name="Arial1" fo:font-family="Arial" style:font-family-generic="swiss" style:font-pitch="variable" fo:font-style="normal" fo:font-weight="bold" style:font-name-asian="Arial1" style:font-family-asian="Arial" style:font-family-generic-asian="swiss" style:font-pitch-asian="variable" style:font-style-asian="normal" style:font-weight-asian="bold" style:font-style-complex="normal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  <style:text-properties style:font-name="Arial1" fo:font-family="Arial" style:font-family-generic="swiss" style:font-pitch="variable" fo:font-style="normal" fo:font-weight="bold" style:font-name-asian="Arial1" style:font-family-asian="Arial" style:font-family-generic-asian="swiss" style:font-pitch-asian="variable" style:font-style-asian="normal" style:font-weight-asian="bold" style:font-style-complex="normal" style:font-weight-complex="bold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4z1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fo:font-size="9pt" style:font-name-asian="StarSymbol" style:font-family-asian="StarSymbol, 'Arial Unicode MS'" style:font-charset-asian="x-symbol" style:font-size-asian="9pt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z0" style:family="graphic">
      <style:paragraph-properties style:text-autospace="none"/>
    </style:style>
    <style:style style:name="WW_5f_CharLFO1LVL3" style:display-name="WW_CharLFO1LVL3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Conteúdo_20_da_20_lista" style:display-name="Conteúdo da lista" style:family="graphic">
      <style:paragraph-properties fo:margin-left="1.764cm" fo:margin-right="0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a_20_lista" style:display-name="Título da lista" style:family="graphic">
      <style:paragraph-properties fo:margin-top="0.187cm" fo:margin-bottom="0.187cm" fo:text-align="justify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e_20_tabela" style:display-name="Título de tabela" style:family="graphic">
      <style:paragraph-properties fo:margin-top="0.187cm" fo:margin-bottom="0.187cm" fo:text-align="center" style:text-autospace="none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margin-top="0.187cm" fo:margin-bottom="0.187cm" fo:text-align="justify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itação_20_Intensa" style:display-name="Citação Intensa" style:family="graphic">
      <style:paragraph-properties fo:margin-left="2.912cm" fo:margin-right="2.912cm" fo:margin-top="0.623cm" fo:margin-bottom="0.871cm" fo:text-align="justify" fo:text-indent="0cm" style:text-autospace="none"/>
      <style:text-properties fo:color="#4f81bd"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Cabeçalho_20_do_20_Sumário" style:display-name="Cabeçalho do Sumário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Nota_20_de_20_rodapé" style:display-name="Nota de rodapé" style:family="graphic">
      <style:paragraph-properties fo:margin-top="0cm" fo:margin-bottom="0cm" fo:text-align="start" style:text-autospace="none"/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cimal_20_Aligned" style:display-name="Decimal Aligned" style:family="graphic">
      <style:paragraph-properties fo:margin-top="0cm" fo:margin-bottom="0.623cm" fo:line-height="115%" fo:text-align="start" style:text-autospace="none">
        <style:tab-stops>
          <style:tab-stop style:position="1.12cm" style:type="char" style:char=","/>
        </style:tab-stops>
      </style:paragraph-properties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Normal_20__2b__20_10_20_pt" style:display-name="Normal + 10 pt" style:family="graphic">
      <style:paragraph-properties fo:margin-top="0cm" fo:margin-bottom="0cm" fo:text-align="justify" style:text-autospace="none"/>
      <style:text-properties style:font-name="Times New Roman" fo:font-family="'Times New Roman'" style:font-family-generic="roman" style:font-pitch="variable" style:font-name-asian="Arial1" style:font-family-asian="Arial" style:font-family-generic-asian="swiss" style:font-pitch-asian="variable" style:font-size-asian="12pt" style:language-asian="ar" style:country-asian="SA"/>
    </style:style>
    <style:style style:name="Texto_20_de_20_balão" style:display-name="Texto de balão" style:family="graphic">
      <style:paragraph-properties fo:margin-top="0cm" fo:margin-bottom="0cm" fo:text-align="justify"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language-asian="ar" style:country-asian="SA"/>
    </style:style>
    <style:style style:name="Tit_5f_2" style:display-name="Tit_2" style:family="graphic">
      <style:paragraph-properties fo:margin-top="0.746cm" fo:margin-bottom="0cm" fo:text-align="start" style:text-autospace="none"/>
      <style:text-properties style:font-name="Arial1" fo:font-family="Arial" style:font-family-generic="swiss" style:font-pitch="variable" fo:font-size="12pt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 style:font-weight-complex="bold"/>
    </style:style>
    <style:style style:name="WW-Com_20_marcadores" style:display-name="WW-Com marcadores" style:family="graphic">
      <style:paragraph-properties fo:margin-top="0.187cm" fo:margin-bottom="0.187cm" fo:text-align="justify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recuado" style:display-name="Corpo de texto recuado" style:family="graphic">
      <style:paragraph-properties fo:margin-left="0cm" fo:margin-right="0cm" fo:margin-top="0.187cm" fo:margin-bottom="0.187cm" fo:text-align="justify" fo:text-indent="1.344cm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4_20_-_20_Karine" style:display-name="Título 4 - Karine" style:family="graphic">
      <style:paragraph-properties fo:margin-top="0cm" fo:margin-bottom="0cm" fo:text-align="start"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Normal_20__2b__20_Left" style:display-name="Normal + Left" style:family="graphic">
      <style:paragraph-properties fo:margin-left="2.24cm" fo:margin-right="0cm" fo:margin-top="0.746cm" fo:margin-bottom="0cm" fo:text-align="justify" fo:text-indent="2.24cm" style:text-autospace="none"/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Normal_20__2b__20_First_20_line_3a__20__20_1" style:display-name="Normal + First line:  1" style:family="graphic">
      <style:paragraph-properties fo:margin-left="2.207cm" fo:margin-right="0cm" fo:margin-top="0.746cm" fo:margin-bottom="0cm" fo:text-align="justify" fo:text-indent="0cm" style:text-autospace="none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le_20_Cover" style:display-name="Title Cover" style:family="graphic">
      <style:paragraph-properties fo:margin-left="0cm" fo:margin-right="0cm" fo:margin-top="0.31cm" fo:margin-bottom="1.556cm" fo:line-height="1.129cm" fo:text-align="start" fo:text-indent="0cm" style:text-autospace="none">
        <style:tab-stops>
          <style:tab-stop style:position="-2.614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font-name-asian="Arial Black" style:font-family-asian="'Arial Black'" style:font-family-generic-asian="swiss" style:font-pitch-asian="variable" style:font-size-asian="10pt" style:language-asian="ar" style:country-asian="SA" style:font-weight-asian="bold" style:font-weight-complex="bold"/>
    </style:style>
    <style:style style:name="Recuo_20_de_20_corpo_20_de_20_texto_20_2" style:display-name="Recuo de corpo de texto 2" style:family="graphic">
      <style:paragraph-properties fo:margin-left="2.464cm" fo:margin-right="0cm" fo:margin-top="0cm" fo:margin-bottom="0cm" fo:text-align="start" fo:text-indent="0cm" style:text-autospace="none"/>
      <style:text-properties fo:color="#0000ff" style:font-name="Arial1" fo:font-family="Arial" style:font-family-generic="swiss" style:font-pitch="variable" style:font-name-asian="Arial1" style:font-family-asian="Arial" style:font-family-generic-asian="swiss" style:font-pitch-asian="variable" style:font-size-asian="12pt" style:language-asian="ar" style:country-asian="SA"/>
    </style:style>
    <style:style style:name="instrucao_20_de_20_preenchimento" style:display-name="instrucao de preenchimento" style:family="graphic">
      <style:paragraph-properties fo:margin-top="0.187cm" fo:margin-bottom="0.187cm" fo:text-align="justify" style:text-autospace="none"/>
      <style:text-properties fo:color="#0000ff"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exto_20_de_20_comentário" style:display-name="Texto de comentário" style:family="graphic">
      <style:paragraph-properties fo:margin-top="0.187cm" fo:margin-bottom="0.187cm" fo:text-align="justify"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uloApendice_20_2" style:display-name="tituloApendice 2" style:family="graphic">
      <style:paragraph-properties fo:margin-top="0.746cm" fo:margin-bottom="0cm" fo:text-align="justify" style:text-autospace="none"/>
      <style:text-properties style:font-name="Arial1" fo:font-family="Arial" style:font-family-generic="swiss" style:font-pitch="variable" fo:font-size="12pt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abletext" style:family="graphic">
      <style:paragraph-properties fo:margin-left="0.884cm" fo:margin-right="0cm" fo:margin-top="0.187cm" fo:margin-bottom="0.187cm" style:line-height-at-least="0.746cm" fo:text-align="start" fo:text-indent="0cm" style:text-autospace="none"/>
      <style:text-properties style:font-name="Arial1" fo:font-family="Arial" style:font-family-generic="swiss" style:font-pitch="variable" fo:font-size="10pt" fo:language="en" fo:country="US" style:font-name-asian="Arial1" style:font-family-asian="Arial" style:font-family-generic-asian="swiss" style:font-pitch-asian="variable" style:font-size-asian="10pt" style:language-asian="ar" style:country-asian="SA"/>
    </style:style>
    <style:style style:name="TituloApendice" style:family="graphic">
      <style:paragraph-properties fo:margin-top="0.746cm" fo:margin-bottom="0.374cm" fo:text-align="justify" style:text-autospace="none"/>
      <style:text-properties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ulo1" style:family="graphic">
      <style:paragraph-properties fo:margin-top="0.746cm" fo:margin-bottom="0cm" fo:text-align="end" style:text-autospace="none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ituloApresentacao" style:family="graphic">
      <style:paragraph-properties fo:margin-top="0.374cm" fo:margin-bottom="0.374cm" fo:text-align="justify" style:text-autospace="none"/>
      <style:text-properties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Corpo_20_de_20_texto_20_3" style:display-name="Corpo de texto 3" style:family="graphic">
      <style:paragraph-properties fo:margin-top="0.187cm" fo:margin-bottom="0.187cm" fo:text-align="justify" style:text-autospace="none"/>
      <style:text-properties fo:color="#0000ff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margin-top="0.187cm" fo:margin-bottom="0.187cm" fo:text-align="justify" style:text-autospace="none"/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conteudo" style:family="graphic">
      <style:paragraph-properties fo:margin-top="1.12cm" fo:margin-bottom="0.374cm" fo:text-align="justify" style:text-autospace="none"/>
      <style:text-properties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destaque_20_3" style:display-name="destaque 3" style:family="graphic">
      <style:paragraph-properties fo:margin-top="0.374cm" fo:margin-bottom="0.187cm" style:text-autospace="none"/>
      <style:text-properties style:font-name="Arial1" fo:font-family="Arial" style:font-family-generic="swiss" style:font-pitch="variable" fo:font-style="normal" fo:font-weight="normal" style:font-name-asian="Arial1" style:font-family-asian="Arial" style:font-family-generic-asian="swiss" style:font-pitch-asian="variable" style:font-size-asian="10pt" style:language-asian="ar" style:country-asian="SA" style:font-style-asian="normal" style:font-weight-asian="normal" style:font-style-complex="normal" style:font-weight-complex="normal"/>
    </style:style>
    <style:style style:name="destaque_20_2" style:display-name="destaque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tyle="italic" fo:font-weight="normal" style:font-name-asian="Arial1" style:font-family-asian="Arial" style:font-family-generic-asian="swiss" style:font-pitch-asian="variable" style:font-size-asian="10pt" style:language-asian="ar" style:country-asian="SA" style:font-style-asian="italic" style:font-weight-asian="normal" style:font-style-complex="italic" style:font-weight-complex="normal"/>
    </style:style>
    <style:style style:name="destaque_20_1" style:display-name="destaque 1" style:family="graphic">
      <style:paragraph-properties fo:margin-top="0.746cm" fo:margin-bottom="0.374cm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weight="bold" style:letter-kerning="true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Sumário_20_9" style:display-name="Sumário 9" style:family="graphic">
      <style:paragraph-properties fo:margin-left="5.974cm" fo:margin-right="0cm" fo:margin-top="0cm" fo:margin-bottom="0cm" fo:text-align="start" fo:text-indent="0cm" style:text-autospace="none"/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8" style:display-name="Sumário 8" style:family="graphic">
      <style:paragraph-properties fo:margin-left="5.226cm" fo:margin-right="0cm" fo:margin-top="0cm" fo:margin-bottom="0cm" fo:text-align="start" fo:text-indent="0cm" style:text-autospace="none"/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7" style:display-name="Sumário 7" style:family="graphic">
      <style:paragraph-properties fo:margin-left="4.48cm" fo:margin-right="0cm" fo:margin-top="0cm" fo:margin-bottom="0cm" fo:text-align="start" fo:text-indent="0cm" style:text-autospace="none"/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6" style:display-name="Sumário 6" style:family="graphic">
      <style:paragraph-properties fo:margin-left="3.734cm" fo:margin-right="0cm" fo:margin-top="0cm" fo:margin-bottom="0cm" fo:text-align="start" fo:text-indent="0cm" style:text-autospace="none"/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5" style:display-name="Sumário 5" style:family="graphic">
      <style:paragraph-properties fo:margin-left="2.986cm" fo:margin-right="0cm" fo:margin-top="0cm" fo:margin-bottom="0cm" fo:text-align="start" fo:text-indent="0cm" style:text-autospace="none"/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4" style:display-name="Sumário 4" style:family="graphic">
      <style:paragraph-properties fo:margin-left="2.24cm" fo:margin-right="0cm" fo:margin-top="0cm" fo:margin-bottom="0cm" fo:text-align="start" fo:text-indent="0cm" style:text-autospace="none"/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3" style:display-name="Sumário 3" style:family="graphic">
      <style:paragraph-properties fo:margin-left="0.884cm" fo:margin-right="0cm" fo:margin-top="0cm" fo:margin-bottom="0cm" fo:text-align="start" fo:text-indent="0cm" style:text-autospace="none">
        <style:tab-stops>
          <style:tab-stop style:position="4.618cm"/>
          <style:tab-stop style:position="29.07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mário_20_2" style:display-name="Sumário 2" style:family="graphic">
      <style:paragraph-properties fo:margin-left="0.746cm" fo:margin-right="0cm" fo:margin-top="0cm" fo:margin-bottom="0cm" fo:text-align="start" fo:text-indent="0.138cm" style:text-autospace="none">
        <style:tab-stops>
          <style:tab-stop style:position="3.734cm"/>
          <style:tab-stop style:position="28.935cm" style:type="right" style:leader-style="dotted" style:leader-text="."/>
        </style:tab-stops>
      </style:paragraph-properties>
      <style:text-properties fo:font-variant="small-caps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1" style:display-name="Sumário 1" style:family="graphic">
      <style:paragraph-properties fo:margin-top="0.374cm" fo:margin-bottom="0.374cm" fo:text-align="start" style:text-autospace="none">
        <style:tab-stops>
          <style:tab-stop style:position="1.325cm"/>
          <style:tab-stop style:position="1.764cm"/>
          <style:tab-stop style:position="28.189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istema" style:family="graphic">
      <style:paragraph-properties fo:margin-top="0cm" fo:margin-bottom="0.746cm" fo:text-align="end" style:text-autospace="none"/>
      <style:text-properties style:font-name="Arial1" fo:font-family="Arial" style:font-family-generic="swiss" style:font-pitch="variable" fo:font-size="18pt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versao" style:family="graphic">
      <style:paragraph-properties fo:margin-top="0cm" fo:margin-bottom="0cm" fo:text-align="end" style:text-autospace="none"/>
      <style:text-properties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ulo" style:family="graphic">
      <style:paragraph-properties fo:margin-top="16.427cm" fo:margin-bottom="0cm" fo:text-align="end" style:text-autospace="none"/>
      <style:text-properties style:font-name="Arial1" fo:font-family="Arial" style:font-family-generic="swiss" style:font-pitch="variable" fo:font-size="18pt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Rodapé" style:family="graphic">
      <style:paragraph-properties fo:margin-top="0cm" fo:margin-bottom="0cm" fo:text-align="justify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font-name="Arial1" fo:font-family="Arial" style:font-family-generic="swiss" style:font-pitch="variable" fo:font-size="8pt" style:font-name-asian="Arial1" style:font-family-asian="Arial" style:font-family-generic-asian="swiss" style:font-pitch-asian="variable" style:font-size-asian="10pt" style:language-asian="ar" style:country-asian="SA"/>
    </style:style>
    <style:style style:name="Com_20_marcadores" style:display-name="Com marcadores" style:family="graphic">
      <style:paragraph-properties fo:margin-top="0.187cm" fo:margin-bottom="0.187cm" fo:text-align="justify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asian="10pt" style:language-asian="ar" style:country-asian="SA" style:font-weight-asian="bold"/>
    </style:style>
    <style:style style:name="Numerada" style:family="graphic">
      <style:paragraph-properties fo:margin-top="0.187cm" fo:margin-bottom="0.187cm" fo:text-align="justify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beçalho" style:family="graphic">
      <style:paragraph-properties fo:margin-top="0.187cm" fo:margin-bottom="0.187cm" fo:text-align="justify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language-asian="ar" style:country-asian="SA"/>
    </style:style>
    <style:style style:name="Requisito" style:family="graphic">
      <style:paragraph-properties fo:margin-top="0cm" fo:margin-bottom="0.374cm" fo:text-align="center"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Mapa_20_do_20_Documento" style:display-name="Mapa do Documento" style:family="graphic">
      <style:paragraph-properties fo:margin-top="0.187cm" fo:margin-bottom="0.187cm" fo:text-align="justify" style:text-autospace="none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size-asian="10pt" style:language-asian="ar" style:country-asian="SA"/>
    </style:style>
    <style:style style:name="Índice" style:family="graphic">
      <style:paragraph-properties fo:margin-top="0.187cm" fo:margin-bottom="0.187cm" fo:text-align="justify" style:text-autospace="none"/>
      <style:text-properties style:font-name="Times New Roman" fo:font-family="'Times New Roman'" style:font-family-generic="roman" style:font-pitch="variable" style:font-name-asian="FreeSans" style:font-family-asian="FreeSans" style:font-family-generic-asian="swiss" style:font-size-asian="10pt" style:language-asian="ar" style:country-asian="SA"/>
    </style:style>
    <style:style style:name="Legenda" style:family="graphic">
      <style:paragraph-properties fo:margin-top="0.187cm" fo:margin-bottom="0.187cm" fo:text-align="justify" style:text-autospace="none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" style:family="graphic">
      <style:paragraph-properties fo:margin-top="0.187cm" fo:margin-bottom="0.187cm" fo:text-align="justify" style:text-autospace="none"/>
      <style:text-properties fo:color="#0000ff" style:font-name="Times New Roman" fo:font-family="'Times New Roman'" style:font-family-generic="roman" style:font-pitch="variable" fo:font-style="italic" style:font-name-asian="FreeSans" style:font-family-asian="FreeSans" style:font-family-generic-asian="swiss" style:font-size-asian="10pt" style:language-asian="ar" style:country-asian="SA" style:font-style-asian="italic" style:font-style-complex="italic"/>
    </style:style>
    <style:style style:name="Corpo_20_de_20_texto" style:display-name="Corpo de texto" style:family="graphic">
      <style:paragraph-properties fo:margin-top="0.187cm" fo:margin-bottom="0.187cm" fo:text-align="justify" style:text-autospace="none"/>
      <style:text-properties fo:color="#0000ff"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LO-Normal" style:family="graphic">
      <style:paragraph-properties style:text-autospace="none" style:writing-mode="lr-tb"/>
      <style:text-properties style:use-window-font-color="true" fo:language="pt" fo:country="BR" style:letter-kerning="true" style:font-name-asian="FreeSans" style:font-family-asian="FreeSans" style:font-family-generic-asian="swiss" style:font-size-asian="12pt" style:language-asian="hi" style:country-asian="I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s3modII-background" style:family="presentation">
      <style:graphic-properties draw:stroke="none" draw:fill="bitmap" draw:fill-image-name="CS3_5f_by_5f_prophetman_5f_modified_5f_II_5f_by_5f_martadl" draw:fill-image-width="100%" draw:fill-image-height="100%"/>
      <style:text-properties style:letter-kerning="true"/>
    </style:style>
    <style:style style:name="cs3modI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s3modI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1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cs3modII-outline1" style:family="presentation">
      <style:graphic-properties draw:stroke="none" draw:fill="none">
        <text:list-style style:name="cs3modI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II-outline2" style:family="presentation" style:parent-style-name="cs3modII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s3modII-outline3" style:family="presentation" style:parent-style-name="cs3modII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s3modII-outline4" style:family="presentation" style:parent-style-name="cs3modII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s3modII-outline5" style:family="presentation" style:parent-style-name="cs3modII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s3modII-outline6" style:family="presentation" style:parent-style-name="cs3modII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s3modII-outline7" style:family="presentation" style:parent-style-name="cs3modII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s3modII-outline8" style:family="presentation" style:parent-style-name="cs3modII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s3modII-outline9" style:family="presentation" style:parent-style-name="cs3modII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s3modII-subtitle" style:family="presentation">
      <style:graphic-properties draw:stroke="none" draw:fill="none" draw:textarea-vertical-align="middle">
        <text:list-style style:name="cs3modI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modII-title" style:family="presentation">
      <style:graphic-properties draw:stroke="none" draw:fill="none" draw:textarea-vertical-align="middle">
        <text:list-style style:name="cs3modI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Normalny" style:font-family-generic="swiss" style:font-pitch="variable" fo:font-size="4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CS3_5f_by_5f_prophetman_5f_modified_5f_II_5f_by_5f_martad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s3modII-backgroundobjects">
      <style:graphic-properties draw:stroke="none" draw:fill="none" draw:fill-color="#ffffff" draw:auto-grow-height="false" fo:min-height="1.449cm"/>
    </style:style>
    <style:style style:name="Mpr5" style:family="presentation" style:parent-style-name="cs3modII-backgroundobjects">
      <style:graphic-properties draw:stroke="none" draw:fill="none" draw:fill-color="#ffffff" draw:auto-grow-height="false" fo:min-height="1.485cm"/>
    </style:style>
    <style:style style:name="Mpr6" style:family="presentation" style:parent-style-name="cs3modI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s3modII" style:page-layout-name="PM1" draw:style-name="Mdp2">
      <draw:frame presentation:style-name="cs3modII-title" draw:layer="backgroundobjects" svg:width="25.199cm" svg:height="3.506cm" svg:x="1.4cm" svg:y="0.837cm" presentation:class="title" presentation:placeholder="true">
        <draw:text-box/>
      </draw:frame>
      <draw:frame presentation:style-name="cs3modII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cs3modII-title" draw:layer="backgroundobjects" svg:width="14.848cm" svg:height="11.136cm" svg:x="3.075cm" svg:y="2.257cm" presentation:class="page"/>
        <draw:frame presentation:style-name="cs3modII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17:41:50.017824858</meta:creation-date>
    <dc:date>2016-06-19T17:57:27.737753518</dc:date>
    <meta:editing-duration>PT15M37S</meta:editing-duration>
    <meta:editing-cycles>2</meta:editing-cycles>
    <meta:generator>LibreOffice/5.1.3.2$Linux_X86_64 LibreOffice_project/10m0$Build-2</meta:generator>
    <meta:document-statistic meta:object-count="60"/>
  </office:meta>
</office:document-meta>
</file>